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Heading_20_4">
      <style:text-properties officeooo:rsid="000f5133" officeooo:paragraph-rsid="000f5133"/>
    </style:style>
    <style:style style:name="T1" style:family="text">
      <style:text-properties fo:color="#000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>汽车销售系统</text:h>
      <text:h text:style-name="Heading_20_4" text:outline-level="4">Description 项目说明</text:h>
      <text:p text:style-name="Text_20_body">A very simple SSH project,Using the MVC development pattern. This is a car sale system, just for practiced ~</text:p>
      <text:p text:style-name="Text_20_body">简单的SSH项目，练习使用SSH技术。和之前的Java EE版本类似，只不过是换成SSH框架。</text:p>
      <text:h text:style-name="Heading_20_4" text:outline-level="4"><text:bookmark text:name="runtime-environment-运行环境"/>Runtime Environment 运行环境</text:h>
      <text:p text:style-name="Text_20_body">JRE7+Mysql5+Tomcat7</text:p>
      <text:h text:style-name="Heading_20_4" text:outline-level="4"><text:bookmark text:name="database-information-数据库信息"/>Database Information 数据库信息</text:h>
      <text:p text:style-name="Text_20_body">Using the <text:span text:style-name="Source_20_Text">carsell.sql</text:span> in the <text:span text:style-name="Source_20_Text">database</text:span> directory,directly import into Mysql.</text:p>
      <text:p text:style-name="Text_20_body">Username:admin,Password:admin</text:p>
      <text:p text:style-name="Text_20_body">使用<text:span text:style-name="Source_20_Text">database</text:span>目录下的<text:span text:style-name="Source_20_Text">carsell.sql</text:span>直接导入Mysql即可，初始登录账户是admin,密码也是admin</text:p>
      <text:h text:style-name="Heading_20_4" text:outline-level="4"><text:bookmark text:name="database-connection-pool-configurations-数据连接池配置"/>Database Connection Pool Configurations 数据连接池配置</text:h>
      <text:h text:style-name="Heading_20_4" text:outline-level="4"><text:span text:style-name="T1">Using the </text:span><text:span text:style-name="Source_20_Text"><text:span text:style-name="T1">context.xml</text:span></text:span><text:span text:style-name="T1"> in the </text:span><text:span text:style-name="Source_20_Text"><text:span text:style-name="T1">META-INF</text:span></text:span><text:span text:style-name="T1"> directory.</text:span></text:h>
      <text:h text:style-name="Heading_20_4" text:outline-level="4"><text:span text:style-name="T1">使用</text:span><text:span text:style-name="Source_20_Text"><text:span text:style-name="T1">META-INF</text:span></text:span><text:span text:style-name="T1">录中的 </text:span><text:span text:style-name="Source_20_Text"><text:span text:style-name="T1">context.xml</text:span></text:span><text:span text:style-name="T1">配置</text:span></text:h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6T16:33:46.950000000</dc:date>
    <meta:editing-duration>PT1M45S</meta:editing-duration>
    <meta:editing-cycles>1</meta:editing-cycles>
    <meta:document-statistic meta:table-count="0" meta:image-count="0" meta:object-count="0" meta:page-count="1" meta:paragraph-count="13" meta:word-count="147" meta:character-count="531" meta:non-whitespace-character-count="487"/>
    <meta:generator>LibreOffice/4.4.3.2$Windows_x86 LibreOffice_project/88805f81e9fe61362df02b9941de8e38a9b5fd16</meta:generator>
  </office:meta>
</office:document-meta>
</file>